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#x [cm]</text:p>
          </table:table-cell>
          <table:table-cell office:value-type="string">
            <text:p>dx [cm]</text:p>
          </table:table-cell>
          <table:table-cell office:value-type="string">
            <text:p>phi [1]</text:p>
          </table:table-cell>
          <table:table-cell office:value-type="string">
            <text:p>dphi [1]</text:p>
          </table:table-cell>
          <table:table-cell office:value-type="string">
            <text:p>5*T [ms]</text:p>
          </table:table-cell>
          <table:table-cell office:value-type="string">
            <text:p>5*dt [ms]</text:p>
          </table:table-cell>
          <table:table-cell office:value-type="string">
            <text:p>T [ms]</text:p>
          </table:table-cell>
          <table:table-cell office:value-type="string">
            <text:p>dT</text:p>
          </table:table-cell>
        </table:table-row>
        <table:table-row table:style-name="ro2">
          <table:table-cell office:value-type="float" office:value="2.7">
            <text:p>2.7</text:p>
          </table:table-cell>
          <table:table-cell office:value-type="float" office:value="0.1">
            <text:p>0.1</text:p>
          </table:table-cell>
          <table:table-cell table:formula="of:=[.A2]/92.315" office:value-type="float" office:value="0.0292476845583058">
            <text:p>0.0292476846</text:p>
          </table:table-cell>
          <table:table-cell table:formula="of:=[.C2]*([.B2]/[.A2] + 0.25/923.15)" office:value-type="float" office:value="0.00109116819708561">
            <text:p>0.0010911682</text:p>
          </table:table-cell>
          <table:table-cell office:value-type="float" office:value="9896.6">
            <text:p>9896.6</text:p>
          </table:table-cell>
          <table:table-cell office:value-type="float" office:value="0.1">
            <text:p>0.1</text:p>
          </table:table-cell>
          <table:table-cell table:formula="of:=[.E2]/5" office:value-type="float" office:value="1979.32">
            <text:p>1979.32</text:p>
          </table:table-cell>
          <table:table-cell table:formula="of:=[.F2]/5" office:value-type="float" office:value="0.02">
            <text:p>0.02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0.1">
            <text:p>0.1</text:p>
          </table:table-cell>
          <table:table-cell table:formula="of:=[.A3]/92.315" office:value-type="float" office:value="0.0411634078968748">
            <text:p>0.0411634079</text:p>
          </table:table-cell>
          <table:table-cell table:formula="of:=[.C3]*([.B3]/[.A3] + 0.25/923.15)" office:value-type="float" office:value="0.001094395116692">
            <text:p>0.0010943951</text:p>
          </table:table-cell>
          <table:table-cell office:value-type="float" office:value="9897.9">
            <text:p>9897.9</text:p>
          </table:table-cell>
          <table:table-cell office:value-type="float" office:value="0.1">
            <text:p>0.1</text:p>
          </table:table-cell>
          <table:table-cell table:formula="of:=[.E3]/5" office:value-type="float" office:value="1979.58">
            <text:p>1979.58</text:p>
          </table:table-cell>
          <table:table-cell table:formula="of:=[.F3]/5" office:value-type="float" office:value="0.02">
            <text:p>0.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formula="of:=[.A4]/92.315" office:value-type="float" office:value="0.0433299030493419">
            <text:p>0.043329903</text:p>
          </table:table-cell>
          <table:table-cell table:formula="of:=[.C4]*([.B4]/[.A4] + 0.25/923.15)" office:value-type="float" office:value="0.00109498182934771">
            <text:p>0.0010949818</text:p>
          </table:table-cell>
          <table:table-cell office:value-type="float" office:value="9899">
            <text:p>9899</text:p>
          </table:table-cell>
          <table:table-cell office:value-type="float" office:value="0.1">
            <text:p>0.1</text:p>
          </table:table-cell>
          <table:table-cell table:formula="of:=[.E4]/5" office:value-type="float" office:value="1979.8">
            <text:p>1979.8</text:p>
          </table:table-cell>
          <table:table-cell table:formula="of:=[.F4]/5" office:value-type="float" office:value="0.02">
            <text:p>0.02</text:p>
          </table:table-cell>
        </table:table-row>
        <table:table-row table:style-name="ro2">
          <table:table-cell office:value-type="float" office:value="6.3">
            <text:p>6.3</text:p>
          </table:table-cell>
          <table:table-cell office:value-type="float" office:value="0.1">
            <text:p>0.1</text:p>
          </table:table-cell>
          <table:table-cell table:formula="of:=[.A5]/92.315" office:value-type="float" office:value="0.0682445973027135">
            <text:p>0.0682445973</text:p>
          </table:table-cell>
          <table:table-cell table:formula="of:=[.C5]*([.B5]/[.A5] + 0.25/923.15)" office:value-type="float" office:value="0.00110172902488835">
            <text:p>0.001101729</text:p>
          </table:table-cell>
          <table:table-cell office:value-type="float" office:value="9900.9">
            <text:p>9900.9</text:p>
          </table:table-cell>
          <table:table-cell office:value-type="float" office:value="0.1">
            <text:p>0.1</text:p>
          </table:table-cell>
          <table:table-cell table:formula="of:=[.E5]/5" office:value-type="float" office:value="1980.18">
            <text:p>1980.18</text:p>
          </table:table-cell>
          <table:table-cell table:formula="of:=[.F5]/5" office:value-type="float" office:value="0.02">
            <text:p>0.02</text:p>
          </table:table-cell>
        </table:table-row>
        <table:table-row table:style-name="ro2">
          <table:table-cell office:value-type="float" office:value="8.7">
            <text:p>8.7</text:p>
          </table:table-cell>
          <table:table-cell office:value-type="float" office:value="0.1">
            <text:p>0.1</text:p>
          </table:table-cell>
          <table:table-cell table:formula="of:=[.A6]/92.315" office:value-type="float" office:value="0.0942425391323187">
            <text:p>0.0942425391</text:p>
          </table:table-cell>
          <table:table-cell table:formula="of:=[.C6]*([.B6]/[.A6] + 0.25/923.15)" office:value-type="float" office:value="0.00110876957675684">
            <text:p>0.0011087696</text:p>
          </table:table-cell>
          <table:table-cell office:value-type="float" office:value="9904.9">
            <text:p>9904.9</text:p>
          </table:table-cell>
          <table:table-cell office:value-type="float" office:value="0.1">
            <text:p>0.1</text:p>
          </table:table-cell>
          <table:table-cell table:formula="of:=[.E6]/5" office:value-type="float" office:value="1980.98">
            <text:p>1980.98</text:p>
          </table:table-cell>
          <table:table-cell table:formula="of:=[.F6]/5" office:value-type="float" office:value="0.02">
            <text:p>0.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8:57:46</meta:creation-date>
    <dc:date>2014-05-29T19:02:37</dc:date>
    <meta:editing-duration>P0D</meta:editing-duration>
    <meta:editing-cycles>1</meta:editing-cycles>
    <meta:document-statistic meta:table-count="3" meta:cell-count="48" meta:object-count="0"/>
    <meta:generator>LibreOffice/3.5$Linux_X86_64 LibreOffice_project/350m1$Build-2</meta:generator>
  </office:meta>
</office:document-meta>
</file>